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merged_cells</text:p>
          </table:table-cell>
          <table:table-cell office:value-type="string" table:style-name="ce1">
            <text:p>unmerged_cells</text:p>
          </table:table-cell>
          <table:table-cell office:value-type="string" table:style-name="ce1">
            <text:p>umerged_cell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4" table:number-columns-spanned="2" table:number-rows-spanned="1" table:style-name="ce2">
            <text:p>4</text:p>
          </table:table-cell>
          <table:covered-table-cell/>
          <table:table-cell office:value-type="string" table:style-name="ce1">
            <text:p>d</text:p>
          </table:table-cell>
          <table:table-cell table:number-columns-repeated="16381"/>
        </table:table-row>
        <table:table-row table:style-name="ro1">
          <table:table-cell office:value-type="float" office:value="5" table:number-columns-spanned="1" table:number-rows-spanned="2" table:style-name="ce3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covered-table-cell/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7" table:number-columns-spanned="2" table:number-rows-spanned="2" table:style-name="ce4">
            <text:p>7</text:p>
          </table:table-cell>
          <table:covered-table-cell/>
          <table:table-cell office:value-type="string" table:style-name="ce1">
            <text:p>g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1">
            <text:p>h</text:p>
          </table:table-cell>
          <table:table-cell table:number-columns-repeated="16381"/>
        </table:table-row>
        <table:table-row table:style-name="ro1">
          <table:table-cell office:value-type="float" office:value="9" table:number-columns-spanned="2" table:number-rows-spanned="1" table:style-name="ce4">
            <text:p>9</text:p>
          </table:table-cell>
          <table:covered-table-cell>
            <text:p>hidden_text</text:p>
          </table:covered-table-cell>
          <table:table-cell office:value-type="string" table:style-name="ce1">
            <text:p>I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Peter Brohan</dc:creator>
    <meta:creation-date>2014-06-12T11:11:17Z</meta:creation-date>
    <dc:date>2023-07-18T10:53:12Z</dc:date>
    <meta:editing-cycles>3</meta:editing-cycles>
    <meta:editing-duration>PT78S</meta:editing-duration>
  </office:meta>
</office:document-meta>
</file>